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text-indent="0.499cm" style:auto-text-indent="false" style:page-number="auto" fo:background-color="transparent"/>
      <style:text-properties fo:font-size="24pt" officeooo:rsid="001efaf8" officeooo:paragraph-rsid="001efaf8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8:55:34.312996808</meta:creation-date>
    <dc:date>2026-01-15T08:56:23.717089485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Мостех.Офис/25.2.3.2$Linux_X86_64 MostechOffice_project/520$Build-2</meta:generator>
  </office:meta>
</office:document-meta>
</file>